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2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/text:p>
      <text:p text:style-name="P4">Author of letter<text:tab/><text:tab/><text:tab/><text:tab/>Mary M. Cohen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25 Kislev 5636</text:p>
      <text:p text:style-name="P4">Date (derived from Gregorian calendar)<text:tab/>23 December 1875</text:p>
      <text:p text:style-name="P4">Month<text:tab/><text:tab/><text:tab/><text:tab/><text:tab/><text:tab/>December</text:p>
      <text:p text:style-name="P4">Year<text:tab/><text:tab/><text:tab/><text:tab/><text:tab/><text:tab/>1875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. S. Morais,/</text:span></text:p>
      <text:p text:style-name="P2"><text:span text:style-name="T1"><text:tab/>Dear Sir,/</text:span></text:p>
      <text:p text:style-name="P2"><text:span text:style-name="T1"><text:tab/><text:tab/>It is very far from/ my intention to be the means of/ causing one whose steps have hitherto/ been uniformly tranquil and firm,/ to </text:span><text:span text:style-name="T2">ship</text:span><text:span text:style-name="T3"> now on the great highway/ of life; but there are moments/ when fatigue overcomes energy, when/ the traveler turns aside from the/ principal road, and seeks a quiet/</text:span></text:p>
      <text:p text:style-name="P2"><text:span text:style-name="T3"/></text:p>
      <text:p text:style-name="P2"><text:span text:style-name="T3">[Page 2]</text:span></text:p>
      <text:p text:style-name="P2"><text:span text:style-name="T3">spot where peace and rest refresh and/ reinvigorate a wearied mind and frame./ <text:s/>For such periods of repose my gift has/ been prepared, the blue suggesting the/ canopy of Heaven, serene and fair,/ and the lilies' tender grace recalling/ Nature's bounteous provision for tired/ eyes and failing hopes./</text:span></text:p>
      <text:p text:style-name="P2"><text:span text:style-name="T3"><text:tab/>If the return of the Festival of/ Lights which we now commemorate,/ bestows on you all desirable good, no/ one will feel more rejoiced than/</text:span></text:p>
      <text:p text:style-name="P2"><text:span text:style-name="T3"><text:tab/>your sincere friend/</text:span></text:p>
      <text:p text:style-name="P2"><text:span text:style-name="T3"><text:tab/><text:tab/>Mary M. Cohen/</text:span></text:p>
      <text:p text:style-name="P2"><text:span text:style-name="T3">1828 Rittenhouse Square./</text:span></text:p>
      <text:p text:style-name="P2"><text:span text:style-name="T3">Hanuca, Kislev 25</text:span><text:span text:style-name="T4">th</text:span><text:span text:style-name="T3">, 5636. <text:s/>Decr. 23d 1875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3:24:41</meta:creation-date>
    <dc:date>2009-05-26T13:39:08</dc:date>
    <dc:language>en-US</dc:language>
    <meta:editing-cycles>2</meta:editing-cycles>
    <meta:editing-duration>PT14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318" meta:character-count="2188"/>
  </office:meta>
</office:document-meta>
</file>